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1c1c8b" officeooo:paragraph-rsid="001c1c8b" style:font-size-asian="12.25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rsid="001c1c8b" officeooo:paragraph-rsid="001c1c8b" style:font-size-asian="12.25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fo:font-weight="bold" officeooo:rsid="001c1c8b" officeooo:paragraph-rsid="001c1c8b" style:font-size-asian="12.25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4pt" fo:font-weight="bold" officeooo:rsid="001c1c8b" officeooo:paragraph-rsid="001c1c8b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4pt" fo:font-weight="bold" officeooo:rsid="001c1c8b" officeooo:paragraph-rsid="001caac8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1c1c8b" officeooo:paragraph-rsid="001c1c8b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1c1c8b" officeooo:paragraph-rsid="001c1c8b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1c1c8b" officeooo:paragraph-rsid="001caac8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weight="normal" officeooo:rsid="001d2f8c" officeooo:paragraph-rsid="001d2f8c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font-size="20pt" officeooo:rsid="001c1c8b" officeooo:paragraph-rsid="001c1c8b" style:font-size-asian="20pt" style:font-size-complex="20pt"/>
    </style:style>
    <style:style style:name="P11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1c1c8b" officeooo:paragraph-rsid="001c1c8b" style:font-size-asian="10.5pt" style:font-size-complex="12pt"/>
    </style:style>
    <style:style style:name="P12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1c1c8b" officeooo:paragraph-rsid="001caac8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2pt" fo:font-weight="normal" officeooo:rsid="001c1c8b" officeooo:paragraph-rsid="001caac8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2pt" fo:font-style="italic" fo:font-weight="bold" officeooo:rsid="001c1c8b" officeooo:paragraph-rsid="001caac8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ize="12pt" fo:font-style="italic" fo:font-weight="normal" officeooo:rsid="001f0c24" officeooo:paragraph-rsid="001f0c24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1fc059" officeooo:paragraph-rsid="001fc05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aa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ngular commands</text:p>
      <text:p text:style-name="P1"/>
      <text:p text:style-name="P1"/>
      <text:p text:style-name="P1"/>
      <text:p text:style-name="P1"/>
      <text:p text:style-name="P1"/>
      <text:p text:style-name="P1"/>
      <text:p text:style-name="P3"><text:bookmark text:name="r-5087110"/>npm install -g @angular/cli</text:p>
      <text:p text:style-name="P2"/>
      <text:p text:style-name="P6">installer le CLI d’Angular de manière globale sur votre machine </text:p>
      <text:p text:style-name="P11"/>
      <text:p text:style-name="P6"/>
      <text:p text:style-name="P4"/>
      <text:p text:style-name="P4"><text:bookmark text:name="r-5140006"/>ng new projet</text:p>
      <text:p text:style-name="P4"/>
      <text:p text:style-name="P7">Créer un projet angular ( projet = le nom de votre projet )</text:p>
      <text:p text:style-name="P6"/>
      <text:p text:style-name="P11"/>
      <text:p text:style-name="P6"/>
      <text:p text:style-name="P6"/>
      <text:p text:style-name="P4"><text:bookmark text:name="r-5140008"/>ng serve --open</text:p>
      <text:p text:style-name="P6"/>
      <text:p text:style-name="P6">Lance le serveur de développement</text:p>
      <text:p text:style-name="P11"/>
      <text:p text:style-name="P6"/>
      <text:p text:style-name="P6"/>
      <text:p text:style-name="P4">ng new geekCulture --style=scss –skip-tests=true</text:p>
      <text:p text:style-name="P4"/>
      <text:p text:style-name="P8">Créer un projet angular <text:span text:style-name="T1">avec Scss et sans test.</text:span></text:p>
      <text:p text:style-name="P8"/>
      <text:p text:style-name="P12"/>
      <text:p text:style-name="P8"/>
      <text:p text:style-name="P8"/>
      <text:p text:style-name="P5"><text:bookmark text:name="r-5087208"/>ng generate component mon-premier </text:p>
      <text:p text:style-name="P5"/>
      <text:p text:style-name="P9">Crée un component</text:p>
      <text:p text:style-name="P8"/>
      <text:p text:style-name="P8"/>
      <text:p text:style-name="P8">_____________________________________________________________________</text:p>
      <text:p text:style-name="P8"/>
      <text:p text:style-name="P14">npm install bootstrap@latest –save</text:p>
      <text:p text:style-name="P14"/>
      <text:p text:style-name="P15">Installer la dernière version de bootstrap </text:p>
      <text:p text:style-name="P16">Copier le path du node module dans le array build dans le array styles de angular.json ( deal with it ) </text:p>
      <text:p text:style-name="P16"><text:soft-page-break/></text:p>
      <text:p text:style-name="P16"/>
      <text:p text:style-name="P16"><text:s/>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06T10:17:15.711929653</dc:date>
    <meta:editing-duration>PT32M45S</meta:editing-duration>
    <meta:editing-cycles>5</meta:editing-cycles>
    <meta:generator>LibreOffice/6.3.0.4$Linux_X86_64 LibreOffice_project/714e3e990d6aa57321bebab01999254e7bc38485</meta:generator>
    <meta:document-statistic meta:table-count="0" meta:image-count="0" meta:object-count="0" meta:page-count="2" meta:paragraph-count="16" meta:word-count="95" meta:character-count="624" meta:non-whitespace-character-count="541"/>
  </office:meta>
</office:document-meta>
</file>